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2" svg:font-family="Tahoma"/>
    <style:font-face style:name="F" svg:font-family="" style:font-family-generic="roman"/>
    <style:font-face style:name="Tahoma" svg:font-family="Tahoma" style:font-family-generic="swiss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SimSun" style:font-pitch="variable" svg:font-family="SimSun" style:font-family-generic="system"/>
    <style:font-face style:name="Tahoma1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1" style:family="table">
      <style:table-properties table:align="left" style:width="16.96cm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5.318cm"/>
    </style:style>
    <style:style style:name="Table1.C" style:family="table-column">
      <style:table-column-properties style:column-width="3.069cm"/>
    </style:style>
    <style:style style:name="Table1.1" style:family="table-row">
      <style:table-row-properties style:min-row-height="0.529cm"/>
    </style:style>
    <style:style style:name="Table1.A1" style:family="table-cell">
      <style:table-cell-properties style:vertical-align="middle"/>
    </style:style>
    <style:style style:name="Table1.3" style:family="table-row">
      <style:table-row-properties style:min-row-height="1.191cm"/>
    </style:style>
    <style:style style:name="P1" style:parent-style-name="Standard" style:family="paragraph">
      <style:paragraph-properties fo:text-align="end" style:justify-single-word="false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end" style:justify-single-word="false"/>
    </style:style>
    <style:style style:name="P3" style:parent-style-name="Table_20_Contents" style:family="paragraph">
      <style:text-properties style:font-size-asian="2pt" fo:font-size="2pt" style:font-size-complex="2pt"/>
    </style:style>
    <style:style style:name="P4" style:parent-style-name="Table_20_Contents" style:family="paragraph">
      <style:paragraph-properties fo:border="none" fo:padding="0cm"/>
    </style:style>
    <style:style style:name="P5" style:parent-style-name="Heading_20_1" style:family="paragraph">
      <style:paragraph-properties fo:text-align="center" style:justify-single-word="false"/>
    </style:style>
    <style:style style:name="P6" style:parent-style-name="Table_20_Contents" style:family="paragraph">
      <style:paragraph-properties fo:border="none" fo:padding="0cm"/>
    </style:style>
    <style:style style:name="P7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fo:font-style="normal" style:use-window-font-color="true" fo:language="de" style:font-style-complex="normal" fo:letter-spacing="normal" style:font-name-asian="SimSun" style:country-asian="CN" style:letter-kerning="true" style:font-name-complex="Tahoma1" style:text-position="0% 100%" style:text-underline-style="none" style:text-emphasize="none" style:font-name="Tahoma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DE" style:font-size-asian="12pt" fo:text-shadow="none" style:text-line-through-mode="continuous" style:language-complex="hi" fo:font-size="10pt" style:country-complex="IN"/>
    </style:style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h text:outline-level="1" text:style-name="P5">Finanzielle Situation</text:h>
      <text:h text:outline-level="2" text:style-name="Heading_20_2">Allgemeine Auskünfte</text:h>
      <table:table table:name="Table1" table:style-name="Table1">
        <table:table-column table:style-name="Table1.A"/>
        <table:table-column table:style-name="Table1.B"/>
        <table:table-column table:number-columns-repeated="2" table:style-name="Table1.C"/>
        <table:table-row table:style-name="Table1.1">
          <table:table-cell office:value-type="string" table:style-name="Table1.A1">
            <text:p text:style-name="P3"/>
          </table:table-cell>
          <table:table-cell office:value-type="string" table:style-name="Table1.A1">
            <text:p text:style-name="Table_20_Contents">Herr</text:p>
          </table:table-cell>
          <table:table-cell office:value-type="string" table:number-columns-spanned="2" table:style-name="Table1.A1">
            <text:p text:style-name="Table_20_Contents">Frau</text:p>
          </table:table-cell>
          <table:covered-table-cell/>
        </table:table-row>
        <table:table-row table:style-name="Table1.1">
          <table:table-cell office:value-type="string" table:style-name="Table1.A1">
            <text:p text:style-name="Table_20_Contents">NAME:</text:p>
          </table:table-cell>
          <table:table-cell office:value-type="string" table:style-name="Table1.A1">
            <text:p text:style-name="P4">ARENS Andreas (117)</text:p>
          </table:table-cell>
          <table:table-cell office:value-type="string" table:number-columns-spanned="2" table:style-name="Table1.A1">
            <text:p text:style-name="P4">ARENS Annette (118)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4">Adresse</text:p>
          </table:table-cell>
          <table:table-cell office:value-type="string" table:style-name="Table1.A1">
            <text:p text:style-name="P4">Herrn Andreas ARENS, Aachener Straße 45, 4700 Eupen, Belgien</text:p>
          </table:table-cell>
          <table:table-cell office:value-type="string" table:number-columns-spanned="2" table:style-name="Table1.A1">
            <text:p text:style-name="P4">Frau Annette ARENS, Akazienweg, 4700 Eupen, Belgien</text:p>
          </table:table-cell>
          <table:covered-table-cell/>
        </table:table-row>
        <table:table-row table:style-name="Table1.1">
          <table:table-cell office:value-type="string" table:style-name="Table1.A1">
            <text:p text:style-name="P4">Telefon</text:p>
          </table:table-cell>
          <table:table-cell office:value-type="string" table:style-name="Table1.A1">
            <text:p text:style-name="P4"/>
          </table:table-cell>
          <table:table-cell office:value-type="string" table:number-columns-spanned="2" table:style-name="Table1.A1">
            <text:p text:style-name="Table_20_Contents"/>
          </table:table-cell>
          <table:covered-table-cell/>
        </table:table-row>
        <table:table-row table:style-name="Table1.1">
          <table:table-cell office:value-type="string" table:style-name="Table1.A1">
            <text:p text:style-name="P4">e-mail</text:p>
          </table:table-cell>
          <table:table-cell office:value-type="string" table:style-name="Table1.A1">
            <text:p text:style-name="P4"/>
          </table:table-cell>
          <table:table-cell office:value-type="string" table:style-name="Table1.A1">
            <text:p text:style-name="P4"> </text:p>
          </table:table-cell>
          <table:table-cell office:value-type="string" table:style-name="Table1.A1">
            <text:p text:style-name="P4"> </text:p>
          </table:table-cell>
        </table:table-row>
        <table:table-row table:style-name="Table1.1">
          <table:table-cell office:value-type="string" table:style-name="Table1.A1">
            <text:p text:style-name="P4">Geburtsdatum</text:p>
          </table:table-cell>
          <table:table-cell office:value-type="string" table:style-name="Table1.A1">
            <text:p text:style-name="P4">13.04.1975</text:p>
          </table:table-cell>
          <table:table-cell office:value-type="string" table:number-columns-spanned="2" table:style-name="Table1.A1">
            <text:p text:style-name="Table_20_Contents">13.05.1976</text:p>
          </table:table-cell>
          <table:covered-table-cell/>
        </table:table-row>
        <table:table-row table:style-name="Table1.1">
          <table:table-cell office:value-type="string" table:style-name="Table1.A1">
            <text:p text:style-name="P4">Berufliche Lage</text:p>
          </table:table-cell>
          <table:table-cell office:value-type="string" table:style-name="Table1.A1">
            <text:p text:style-name="P4"> </text:p>
          </table:table-cell>
          <table:table-cell office:value-type="string" table:number-columns-spanned="2" table:style-name="Table1.A1">
            <text:p text:style-name="Table_20_Contents"> </text:p>
          </table:table-cell>
          <table:covered-table-cell/>
        </table:table-row>
        <table:table-row table:style-name="Table1.1">
          <table:table-cell office:value-type="string" table:style-name="Table1.A1">
            <text:p text:style-name="P4">Familienstand</text:p>
          </table:table-cell>
          <table:table-cell office:value-type="string" table:style-name="Table1.A1">
            <text:p text:style-name="P4">3</text:p>
          </table:table-cell>
          <table:table-cell office:value-type="string" table:number-columns-spanned="2" table:style-name="Table1.A1">
            <text:p text:style-name="P4">3</text:p>
          </table:table-cell>
          <table:covered-table-cell/>
        </table:table-row>
        <table:table-row table:style-name="Table1.1">
          <table:table-cell office:value-type="string" table:style-name="Table1.A1">
            <text:p text:style-name="P4">Haushaltszusammensetzung</text:p>
          </table:table-cell>
          <table:table-cell office:value-type="string" table:style-name="Table1.A1">
            <text:p text:style-name="P4">3</text:p>
          </table:table-cell>
          <table:table-cell office:value-type="string" table:number-columns-spanned="2" table:style-name="Table1.A1">
            <text:p text:style-name="Table_20_Contents"> </text:p>
          </table:table-cell>
          <table:covered-table-cell/>
        </table:table-row>
        <table:table-row table:style-name="Table1.1">
          <table:table-cell office:value-type="string" table:style-name="Table1.A1">
            <text:p text:style-name="P4">Kinder (Namen, Geburtsdaten)</text:p>
          </table:table-cell>
          <table:table-cell office:value-type="string" table:style-name="Table1.A1">
            <text:p text:style-name="P4"/>
          </table:table-cell>
          <table:table-cell office:value-type="string" table:number-columns-spanned="2" table:style-name="Table1.A1">
            <text:p text:style-name="Table_20_Contents"> </text:p>
          </table:table-cell>
          <table:covered-table-cell/>
        </table:table-row>
        <table:table-row table:style-name="Table1.1">
          <table:table-cell office:value-type="string" table:style-name="Table1.A1">
            <text:p text:style-name="P4"> </text:p>
          </table:table-cell>
          <table:table-cell office:value-type="string" table:style-name="Table1.A1">
            <text:p text:style-name="P4"> </text:p>
          </table:table-cell>
          <table:table-cell office:value-type="string" table:number-columns-spanned="2" table:style-name="Table1.A1">
            <text:p text:style-name="Table_20_Contents"> </text:p>
          </table:table-cell>
          <table:covered-table-cell/>
        </table:table-row>
        <table:table-row table:style-name="Table1.1">
          <table:table-cell office:value-type="string" table:style-name="Table1.A1">
            <text:p text:style-name="P4">ERSTGESPRÄCH:</text:p>
          </table:table-cell>
          <table:table-cell office:value-type="string" table:style-name="Table1.A1">
            <text:p text:style-name="P4">19.01.12</text:p>
          </table:table-cell>
          <table:table-cell office:value-type="string" table:number-columns-spanned="2" table:style-name="Table1.A1">
            <text:p text:style-name="Table_20_Contents"> </text:p>
          </table:table-cell>
          <table:covered-table-cell/>
        </table:table-row>
      </table:table>
      <text:p text:style-name="Text_20_body"/>
      <text:p text:style-name="Text_20_body"/>
      <text:h text:style-name="Heading_20_2" text:outline-level="2">Monatliche Einkünfte</text:h>
      <table:table table:style-name="podTable">
        <table:table-column/>
        <table:table-column/>
        <table:table-column/>
        <table:table-column/>
        <table:table-row>
          <table:table-cell table:style-name="podHeaderCell">
            <text:p>Beschreibung</text:p>
          </table:table-cell>
          <table:table-cell table:style-name="podHeaderCell">
            <text:p>Amount 1</text:p>
          </table:table-cell>
          <table:table-cell table:style-name="podHeaderCell">
            <text:p>Amount 2</text:p>
          </table:table-cell>
          <table:table-cell table:style-name="podHeaderCell">
            <text:p>Amount 3</text:p>
          </table:table-cell>
        </table:table-row>
        <table:table-row>
          <table:table-cell table:style-name="podCell">
            <text:p>Gehälter</text:p>
          </table:table-cell>
          <table:table-cell table:style-name="podCell">
            <text:p>2500</text:p>
          </table:table-cell>
          <table:table-cell table:style-name="podCell">
            <text:p>1700</text:p>
          </table:table-cell>
          <table:table-cell table:style-name="podCell"/>
          <table:table-cell table:style-name="podCell">
            <text:p>1</text:p>
          </table:table-cell>
        </table:table-row>
        <table:table-row>
          <table:table-cell table:style-name="podCell">
            <text:p>Renten</text:p>
          </table:table-cell>
          <table:table-cell table:style-name="podCell"/>
          <table:table-cell table:style-name="podCell"/>
          <table:table-cell table:style-name="podCell"/>
          <table:table-cell table:style-name="podCell">
            <text:p>2</text:p>
          </table:table-cell>
        </table:table-row>
        <table:table-row>
          <table:table-cell table:style-name="podCell">
            <text:p>Integrationszulage</text:p>
          </table:table-cell>
          <table:table-cell table:style-name="podCell"/>
          <table:table-cell table:style-name="podCell"/>
          <table:table-cell table:style-name="podCell"/>
          <table:table-cell table:style-name="podCell">
            <text:p>3</text:p>
          </table:table-cell>
        </table:table-row>
      </table:table>
      <text:h text:style-name="Heading_20_2" text:outline-level="2">Jährliche Einkünfte</text:h>
      <table:table table:style-name="podTable">
        <table:table-column/>
        <table:table-column/>
        <table:table-column/>
        <table:table-column/>
        <table:table-row>
          <table:table-cell table:style-name="podHeaderCell">
            <text:p>Beschreibung</text:p>
          </table:table-cell>
          <table:table-cell table:style-name="podHeaderCell">
            <text:p>Amount 1</text:p>
          </table:table-cell>
          <table:table-cell table:style-name="podHeaderCell">
            <text:p>Amount 2</text:p>
          </table:table-cell>
          <table:table-cell table:style-name="podHeaderCell">
            <text:p>Amount 3</text:p>
          </table:table-cell>
        </table:table-row>
        <table:table-row>
          <table:table-cell table:style-name="podCell">
            <text:p>Urlaubsgeld</text:p>
          </table:table-cell>
          <table:table-cell table:style-name="podCell"/>
          <table:table-cell table:style-name="podCell"/>
          <table:table-cell table:style-name="podCell"/>
          <table:table-cell table:style-name="podCell">
            <text:p>4</text:p>
          </table:table-cell>
        </table:table-row>
        <table:table-row>
          <table:table-cell table:style-name="podCell">
            <text:p>Jahresendzulage</text:p>
          </table:table-cell>
          <table:table-cell table:style-name="podCell"/>
          <table:table-cell table:style-name="podCell"/>
          <table:table-cell table:style-name="podCell"/>
          <table:table-cell table:style-name="podCell">
            <text:p>5</text:p>
          </table:table-cell>
        </table:table-row>
      </table:table>
      <text:h text:style-name="Heading_20_2" text:outline-level="2">Monatliche Ausgaben</text:h>
      <table:table table:style-name="podTable">
        <table:table-column/>
        <table:table-column/>
        <table:table-column/>
        <table:table-column/>
        <table:table-row>
          <table:table-cell table:style-name="podHeaderCell">
            <text:p>Beschreibung</text:p>
          </table:table-cell>
          <table:table-cell table:style-name="podHeaderCell">
            <text:p>Amount 1</text:p>
          </table:table-cell>
          <table:table-cell table:style-name="podHeaderCell">
            <text:p>Amount 2</text:p>
          </table:table-cell>
          <table:table-cell table:style-name="podHeaderCell">
            <text:p>Amount 3</text:p>
          </table:table-cell>
        </table:table-row>
        <table:table-row>
          <table:table-cell table:style-name="podCell">
            <text:p>Miete</text:p>
          </table:table-cell>
          <table:table-cell table:style-name="podCell">
            <text:p>600</text:p>
          </table:table-cell>
          <table:table-cell table:style-name="podCell">
            <text:p>200</text:p>
          </table:table-cell>
          <table:table-cell table:style-name="podCell"/>
          <table:table-cell table:style-name="podCell">
            <text:p>6</text:p>
          </table:table-cell>
        </table:table-row>
        <table:table-row>
          <table:table-cell table:style-name="podCell">
            <text:p>Strom</text:p>
          </table:table-cell>
          <table:table-cell table:style-name="podCell">
            <text:p>100</text:p>
          </table:table-cell>
          <table:table-cell table:style-name="podCell"/>
          <table:table-cell table:style-name="podCell"/>
          <table:table-cell table:style-name="podCell">
            <text:p>7</text:p>
          </table:table-cell>
        </table:table-row>
      </table:table>
      <text:h text:style-name="Heading_20_2" text:outline-level="2">Steuern</text:h>
      <table:table table:style-name="podTable">
        <table:table-column/>
        <table:table-column/>
        <table:table-column/>
        <table:table-column/>
        <table:table-row>
          <table:table-cell table:style-name="podHeaderCell">
            <text:p>Beschreibung</text:p>
          </table:table-cell>
          <table:table-cell table:style-name="podHeaderCell">
            <text:p>Amount 1</text:p>
          </table:table-cell>
          <table:table-cell table:style-name="podHeaderCell">
            <text:p>Amount 2</text:p>
          </table:table-cell>
          <table:table-cell table:style-name="podHeaderCell">
            <text:p>Amount 3</text:p>
          </table:table-cell>
        </table:table-row>
        <table:table-row>
          <table:table-cell table:style-name="podCell">
            <text:p>Müllsteuer</text:p>
          </table:table-cell>
          <table:table-cell table:style-name="podCell">
            <text:p>10</text:p>
          </table:table-cell>
          <table:table-cell table:style-name="podCell"/>
          <table:table-cell table:style-name="podCell"/>
          <table:table-cell table:style-name="podCell">
            <text:p>8</text:p>
          </table:table-cell>
        </table:table-row>
      </table:table>
      <text:h text:style-name="Heading_20_2" text:outline-level="2">Schulden</text:h>
      <table:table table:style-name="podTable">
        <table:table-column/>
        <table:table-column/>
        <table:table-column/>
        <table:table-row>
          <table:table-cell table:style-name="podHeaderCell">
            <text:p>Partner</text:p>
          </table:table-cell>
          <table:table-cell table:style-name="podHeaderCell">
            <text:p>Remaining</text:p>
          </table:table-cell>
          <table:table-cell table:style-name="podHeaderCell">
            <text:p>Bemerkung</text:p>
          </table:table-cell>
        </table:table-row>
        <table:table-row>
          <table:table-cell table:style-name="podCell">
            <text:p><text:span text:style-name="podBold"><text:span text:style-name="podBold">Auto École Verte</text:span></text:span></text:p>
          </table:table-cell>
          <table:table-cell table:style-name="podCell">
            <text:p>500</text:p>
          </table:table-cell>
          <table:table-cell table:style-name="podCell">
            <text:p>Führerscheinprüfung</text:p>
          </table:table-cell>
          <table:table-cell table:style-name="podCell">
            <text:p>1</text:p>
          </table:table-cell>
        </table:table-row>
        <table:table-row>
          <table:table-cell table:style-name="podCell">
            <text:p><text:span text:style-name="podBold"><text:span text:style-name="podBold">Donderweer BV</text:span></text:span></text:p>
          </table:table-cell>
          <table:table-cell table:style-name="podCell">
            <text:p>200</text:p>
          </table:table-cell>
          <table:table-cell table:style-name="podCell">
            <text:p>Fernseher</text:p>
          </table:table-cell>
          <table:table-cell table:style-name="podCell">
            <text:p>2</text:p>
          </table:table-cell>
        </table:table-row>
      </table:table>
      <text:p text:style-name="Text_20_body"/>
      <text:p text:style-name="Standard">Datum: Freitag, 13. April 2012</text:p>
      <text:p text:style-name="Standard">Benutzer: Dickens Dick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><text:span text:style-name="T1">Gedruckt am </text:span><text:span text:style-name="T1"><text:date style:data-style-name="N37" text:date-value="2012-04-13T17:35:06.09">13.04.12</text:date></text:span><text:span text:style-name="T1"> um </text:span><text:span text:style-name="T1"><text:time style:data-style-name="N41" text:time-value="2012-04-13T17:35:06.09">17:35:00</text:time></text:span></text:p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2" svg:font-family="Tahoma"/>
    <style:font-face style:name="F" svg:font-family="" style:font-family-generic="roman"/>
    <style:font-face style:name="Tahoma" svg:font-family="Tahoma" style:font-family-generic="swiss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SimSun" style:font-pitch="variable" svg:font-family="SimSun" style:font-family-generic="system"/>
    <style:font-face style:name="Tahoma1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 fo:wrap-option="no-wrap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DE" fo:language="de" style:language-asian="zh" style:language-complex="hi" style:font-size-asian="12pt" fo:font-size="12pt" style:font-size-complex="12pt" style:country-asian="CN" style:letter-kerning="true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DE" fo:language="de" fo:hyphenation-push-char-count="2" style:font-name="Times New Roman" style:language-asian="zh" style:language-complex="hi" style:font-size-asian="12pt" style:font-name-asian="SimSun" fo:font-size="12pt" style:font-size-complex="12pt" style:country-asian="CN" style:letter-kerning="true" fo:hyphenate="false" style:font-name-complex="Tahoma1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SimSun" fo:font-size="14pt" style:font-name-complex="Tahoma1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name-complex="Tahoma2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2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2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ame="Internet_20_link" style:display-name="Internet link" style:family="text">
      <style:text-properties style:text-underline-width="auto" style:text-underline-style="solid" fo:language="zxx" fo:country="none" style:text-underline-color="font-color" style:language-asian="zxx" style:language-complex="zxx" style:country-complex="none" style:country-asian="none" fo:color="#000080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  <style:page-layout style:name="Mpm2">
      <style:page-layout-properties fo:margin-top="1cm" style:writing-mode="lr-tb" fo:margin-left="2cm" fo:page-width="21.001cm" style:num-format="1" style:print-orientation="portrait" style:footnote-max-height="0cm" fo:margin-bottom="1cm" fo:page-height="29.7cm" fo:margin-right="1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2-04-13T17:35:05.96</dc:date>
    <dc:creator>Luc Saffre</dc:creator>
    <meta:editing-duration>PT9H10M28S</meta:editing-duration>
    <meta:editing-cycles>27</meta:editing-cycles>
    <meta:generator>LibreOffice/3.4$Win32 LibreOffice_project/340m1$Build-402</meta:generator>
    <meta:document-statistic meta:table-count="1" meta:image-count="0" meta:object-count="0" meta:page-count="1" meta:paragraph-count="41" meta:word-count="44" meta:character-count="561" meta:non-whitespace-character-count="538"/>
  </office:meta>
</office:document-meta>
</file>